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herit" svg:font-family="inherit"/>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4500" officeooo:paragraph-rsid="00024500"/>
    </style:style>
    <style:style style:name="P2" style:family="paragraph" style:parent-style-name="Standard">
      <style:text-properties officeooo:rsid="000331f5" officeooo:paragraph-rsid="000331f5"/>
    </style:style>
    <style:style style:name="P3" style:family="paragraph" style:parent-style-name="Standard">
      <style:text-properties officeooo:rsid="00052732" officeooo:paragraph-rsid="00052732"/>
    </style:style>
    <style:style style:name="P4" style:family="paragraph" style:parent-style-name="Standard">
      <style:text-properties officeooo:rsid="000710f0" officeooo:paragraph-rsid="000710f0"/>
    </style:style>
    <style:style style:name="P5" style:family="paragraph" style:parent-style-name="Standard">
      <style:text-properties officeooo:rsid="0007205a" officeooo:paragraph-rsid="0007205a"/>
    </style:style>
    <style:style style:name="P6" style:family="paragraph" style:parent-style-name="Standard">
      <style:text-properties officeooo:rsid="0007205a" officeooo:paragraph-rsid="0007205a"/>
    </style:style>
    <style:style style:name="P7" style:family="paragraph" style:parent-style-name="Standard">
      <style:text-properties officeooo:rsid="0007205a" officeooo:paragraph-rsid="00095ca7"/>
    </style:style>
    <style:style style:name="P8" style:family="paragraph" style:parent-style-name="Standard">
      <style:text-properties officeooo:rsid="0008f8dd" officeooo:paragraph-rsid="0008f8dd"/>
    </style:style>
    <style:style style:name="P9" style:family="paragraph" style:parent-style-name="Standard">
      <style:text-properties officeooo:rsid="00095ca7" officeooo:paragraph-rsid="00095ca7"/>
    </style:style>
    <style:style style:name="P10" style:family="paragraph" style:parent-style-name="Standard">
      <style:text-properties officeooo:rsid="000b263c" officeooo:paragraph-rsid="000b263c"/>
    </style:style>
    <style:style style:name="P11" style:family="paragraph" style:parent-style-name="Standard">
      <style:text-properties officeooo:rsid="000cadd4" officeooo:paragraph-rsid="000cadd4"/>
    </style:style>
    <style:style style:name="P12" style:family="paragraph" style:parent-style-name="Standard">
      <style:text-properties officeooo:rsid="000dc017" officeooo:paragraph-rsid="000dc017"/>
    </style:style>
    <style:style style:name="P13" style:family="paragraph" style:parent-style-name="Standard">
      <style:text-properties officeooo:rsid="00024500" officeooo:paragraph-rsid="000dc017"/>
    </style:style>
    <style:style style:name="P14" style:family="paragraph" style:parent-style-name="Standard">
      <style:text-properties officeooo:rsid="00024500" officeooo:paragraph-rsid="0011a21e"/>
    </style:style>
    <style:style style:name="P15" style:family="paragraph" style:parent-style-name="Standard">
      <style:text-properties officeooo:rsid="00024500" officeooo:paragraph-rsid="0017b291"/>
    </style:style>
    <style:style style:name="P16" style:family="paragraph" style:parent-style-name="Standard">
      <style:text-properties officeooo:rsid="00024500" officeooo:paragraph-rsid="0018a88e"/>
    </style:style>
    <style:style style:name="P17" style:family="paragraph" style:parent-style-name="Standard">
      <style:text-properties officeooo:rsid="00024500" officeooo:paragraph-rsid="00194662"/>
    </style:style>
    <style:style style:name="P18" style:family="paragraph" style:parent-style-name="Standard">
      <style:text-properties officeooo:rsid="00024500" officeooo:paragraph-rsid="00230270"/>
    </style:style>
    <style:style style:name="P19" style:family="paragraph" style:parent-style-name="Standard">
      <style:text-properties officeooo:rsid="00024500" officeooo:paragraph-rsid="00250850"/>
    </style:style>
    <style:style style:name="P20" style:family="paragraph" style:parent-style-name="Standard">
      <style:text-properties officeooo:rsid="00024500" officeooo:paragraph-rsid="00290385"/>
    </style:style>
    <style:style style:name="P21" style:family="paragraph" style:parent-style-name="Standard">
      <style:text-properties officeooo:rsid="000fba63" officeooo:paragraph-rsid="000fba63"/>
    </style:style>
    <style:style style:name="P22" style:family="paragraph" style:parent-style-name="Standard">
      <style:text-properties officeooo:rsid="000fe8d7" officeooo:paragraph-rsid="000fe8d7"/>
    </style:style>
    <style:style style:name="P23" style:family="paragraph" style:parent-style-name="Standard">
      <style:text-properties officeooo:rsid="00103c1c" officeooo:paragraph-rsid="00103c1c"/>
    </style:style>
    <style:style style:name="P24" style:family="paragraph" style:parent-style-name="Standard">
      <style:text-properties officeooo:rsid="0011a21e" officeooo:paragraph-rsid="0011a21e"/>
    </style:style>
    <style:style style:name="P25" style:family="paragraph" style:parent-style-name="Standard">
      <style:text-properties officeooo:rsid="0012cccc" officeooo:paragraph-rsid="0012cccc"/>
    </style:style>
    <style:style style:name="P26" style:family="paragraph" style:parent-style-name="Standard">
      <style:text-properties officeooo:rsid="0012d832" officeooo:paragraph-rsid="0012d832"/>
    </style:style>
    <style:style style:name="P27" style:family="paragraph" style:parent-style-name="Standard">
      <style:text-properties officeooo:rsid="00132ead" officeooo:paragraph-rsid="00132ead"/>
    </style:style>
    <style:style style:name="P28" style:family="paragraph" style:parent-style-name="Standard">
      <style:text-properties officeooo:rsid="0013ff15" officeooo:paragraph-rsid="00141e7d"/>
    </style:style>
    <style:style style:name="P29" style:family="paragraph" style:parent-style-name="Standard">
      <style:text-properties officeooo:rsid="0015f1db" officeooo:paragraph-rsid="0015f1db"/>
    </style:style>
    <style:style style:name="P30" style:family="paragraph" style:parent-style-name="Standard">
      <style:text-properties officeooo:rsid="0015f1db" officeooo:paragraph-rsid="0017b291"/>
    </style:style>
    <style:style style:name="P31" style:family="paragraph" style:parent-style-name="Standard">
      <style:text-properties officeooo:rsid="0017b291" officeooo:paragraph-rsid="0017b291"/>
    </style:style>
    <style:style style:name="P32" style:family="paragraph" style:parent-style-name="Standard">
      <style:text-properties officeooo:rsid="00194662" officeooo:paragraph-rsid="00194662"/>
    </style:style>
    <style:style style:name="P33" style:family="paragraph" style:parent-style-name="Standard">
      <style:text-properties officeooo:rsid="001abb6a" officeooo:paragraph-rsid="001abb6a"/>
    </style:style>
    <style:style style:name="P34" style:family="paragraph" style:parent-style-name="Standard">
      <style:text-properties officeooo:rsid="001bf69e" officeooo:paragraph-rsid="001bf69e"/>
    </style:style>
    <style:style style:name="P35" style:family="paragraph" style:parent-style-name="Standard">
      <style:text-properties officeooo:rsid="001c6ee5" officeooo:paragraph-rsid="001c6ee5"/>
    </style:style>
    <style:style style:name="P36" style:family="paragraph" style:parent-style-name="Standard">
      <style:text-properties officeooo:rsid="001ce183" officeooo:paragraph-rsid="001ce183"/>
    </style:style>
    <style:style style:name="P37" style:family="paragraph" style:parent-style-name="Standard">
      <style:text-properties officeooo:rsid="001d56ab" officeooo:paragraph-rsid="001d56ab"/>
    </style:style>
    <style:style style:name="P38" style:family="paragraph" style:parent-style-name="Standard">
      <style:text-properties officeooo:rsid="001e3917" officeooo:paragraph-rsid="001e3917"/>
    </style:style>
    <style:style style:name="P39" style:family="paragraph" style:parent-style-name="Standard">
      <style:text-properties officeooo:rsid="001f2a36" officeooo:paragraph-rsid="001f2a36"/>
    </style:style>
    <style:style style:name="P40" style:family="paragraph" style:parent-style-name="Standard">
      <style:text-properties officeooo:rsid="001f2a36" officeooo:paragraph-rsid="002299d3"/>
    </style:style>
    <style:style style:name="P41" style:family="paragraph" style:parent-style-name="Standard">
      <style:text-properties officeooo:rsid="002299d3" officeooo:paragraph-rsid="002299d3"/>
    </style:style>
    <style:style style:name="P42" style:family="paragraph" style:parent-style-name="Standard">
      <style:text-properties officeooo:rsid="00230270" officeooo:paragraph-rsid="00230270"/>
    </style:style>
    <style:style style:name="P43" style:family="paragraph" style:parent-style-name="Standard">
      <style:text-properties officeooo:rsid="0023fb88" officeooo:paragraph-rsid="0023fb88"/>
    </style:style>
    <style:style style:name="P44" style:family="paragraph" style:parent-style-name="Standard">
      <style:text-properties officeooo:rsid="00250850" officeooo:paragraph-rsid="00250850"/>
    </style:style>
    <style:style style:name="P45" style:family="paragraph" style:parent-style-name="Standard">
      <style:text-properties officeooo:rsid="002651eb" officeooo:paragraph-rsid="002651eb"/>
    </style:style>
    <style:style style:name="P46" style:family="paragraph" style:parent-style-name="Standard">
      <style:text-properties officeooo:rsid="0027f036" officeooo:paragraph-rsid="0027f036"/>
    </style:style>
    <style:style style:name="P47" style:family="paragraph" style:parent-style-name="Standard">
      <style:text-properties officeooo:rsid="00290385" officeooo:paragraph-rsid="00290385"/>
    </style:style>
    <style:style style:name="P48" style:family="paragraph" style:parent-style-name="Standard">
      <style:text-properties officeooo:rsid="002aab6a" officeooo:paragraph-rsid="002aab6a"/>
    </style:style>
    <style:style style:name="P49" style:family="paragraph" style:parent-style-name="Standard">
      <style:text-properties officeooo:rsid="002c142e" officeooo:paragraph-rsid="002c142e"/>
    </style:style>
    <style:style style:name="T1" style:family="text">
      <style:text-properties officeooo:rsid="000331f5"/>
    </style:style>
    <style:style style:name="T2" style:family="text">
      <style:text-properties officeooo:rsid="000710f0"/>
    </style:style>
    <style:style style:name="T3" style:family="text">
      <style:text-properties officeooo:rsid="00095ca7"/>
    </style:style>
    <style:style style:name="T4" style:family="text">
      <style:text-properties officeooo:rsid="000b263c"/>
    </style:style>
    <style:style style:name="T5" style:family="text">
      <style:text-properties officeooo:rsid="000cadd4"/>
    </style:style>
    <style:style style:name="T6" style:family="text">
      <style:text-properties officeooo:rsid="000fba63"/>
    </style:style>
    <style:style style:name="T7" style:family="text">
      <style:text-properties officeooo:rsid="00103c1c"/>
    </style:style>
    <style:style style:name="T8" style:family="text">
      <style:text-properties officeooo:rsid="0011a21e"/>
    </style:style>
    <style:style style:name="T9" style:family="text">
      <style:text-properties officeooo:rsid="0012cccc"/>
    </style:style>
    <style:style style:name="T10" style:family="text">
      <style:text-properties officeooo:rsid="0012d832"/>
    </style:style>
    <style:style style:name="T11" style:family="text">
      <style:text-properties officeooo:rsid="00141e7d"/>
    </style:style>
    <style:style style:name="T12" style:family="text">
      <style:text-properties officeooo:rsid="0017b291"/>
    </style:style>
    <style:style style:name="T13" style:family="text">
      <style:text-properties officeooo:rsid="0018a88e"/>
    </style:style>
    <style:style style:name="T14" style:family="text">
      <style:text-properties officeooo:rsid="0019daa7"/>
    </style:style>
    <style:style style:name="T15" style:family="text">
      <style:text-properties officeooo:rsid="001bf69e"/>
    </style:style>
    <style:style style:name="T16" style:family="text">
      <style:text-properties officeooo:rsid="0020fb8b"/>
    </style:style>
    <style:style style:name="T17" style:family="text">
      <style:text-properties officeooo:rsid="00250850"/>
    </style:style>
    <style:style style:name="T18" style:family="text">
      <style:text-properties officeooo:rsid="002651eb"/>
    </style:style>
    <style:style style:name="T19" style:family="text">
      <style:text-properties officeooo:rsid="0027f036"/>
    </style:style>
    <style:style style:name="T20" style:family="text">
      <style:text-properties officeooo:rsid="002c14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PEGA’S BUSINESS APPLICATION PLATFORM---------------------------------------------------------</text:p>
      <text:p text:style-name="P1"/>
      <text:p text:style-name="P1">#<text:span text:style-name="T2">######</text:span>THE PEGA PLATFORM</text:p>
      <text:p text:style-name="P1"/>
      <text:p text:style-name="P1">PEGA APPLICATION PLATFORM:</text:p>
      <text:p text:style-name="P1"/>
      <text:p text:style-name="P1">Pega platform provides a single, unified platform with everything you need to build or modify enterprise applications. Business and IT stakeholders work together, using visual models to capture business requirements. You don’t need coding to develop in this platform, pega automatically generates the application and the documentation.</text:p>
      <text:p text:style-name="P1"/>
      <text:p text:style-name="P1">*The significance of a unified platform is that you configure your applications to use a consistent set of components. Using a consistent set of components reduces application development time.</text:p>
      <text:p text:style-name="P1"/>
      <text:p text:style-name="P1">MODEL-<text:span text:style-name="T1">BASED APPLICATION DESIGN AND DEVELOPMENT:</text:span></text:p>
      <text:p text:style-name="P1"/>
      <text:p text:style-name="P2">The pega platform uses a model-based approach to application development.(Usa un enfoque basado en modelos.)</text:p>
      <text:p text:style-name="P2"/>
      <text:p text:style-name="P3">Application architects can see where application components are <text:span text:style-name="T2">placed</text:span> and how each piece is leveraged by the rest of the application. When all the architects have a good <text:span text:style-name="T2">visibility</text:span> of <text:span text:style-name="T2">the design of the protect, all the crew members can have a good communication between them, and they can have a good perspective of the requirements and the future changes of the project.</text:span></text:p>
      <text:p text:style-name="P3"/>
      <text:p text:style-name="P3">**<text:span text:style-name="T2">Pega platform uses a model-based application approach to ensure viability among all team members (Pega utiliza una plataforma enfocada a modelos para asegurar que toda la visibilidad de los integrantes del equipo sea satisfactoria.)</text:span></text:p>
      <text:p text:style-name="P3"/>
      <text:p text:style-name="P4">PEGA PLATFORM USER ROLES:</text:p>
      <text:p text:style-name="P4"/>
      <text:p text:style-name="P5">Building a successful business application requiere collaboration between two parties:</text:p>
      <text:p text:style-name="P5">Case participants and case designers. </text:p>
      <text:p text:style-name="P5"/>
      <text:p text:style-name="P5">CASE PARTICIPANTS:</text:p>
      <text:p text:style-name="P5"/>
      <text:p text:style-name="P5">They are the business users of the application, processing and closing cases. They are organized by roles, for example, in a credit card dispute case, the role might include a customer service representative, a dispute agent and a fraud investigator.</text:p>
      <text:p text:style-name="P5"/>
      <text:p text:style-name="P5">There are two groups of case participants:</text:p>
      <text:p text:style-name="P5"/>
      <text:p text:style-name="P5">Case workers: are responsible for creating, viewing and working on their own cases and assignments. A case worker cannot monitor or manage work among other case workers, or view work statistics.</text:p>
      <text:p text:style-name="P5"/>
      <text:p text:style-name="P5">Case managers are responsible for working on cases and monitoring work group status, goals, and deadlines. Case managers are also responsible for generating work manager reports.</text:p>
      <text:p text:style-name="P5"/>
      <text:p text:style-name="P5"/>
      <text:p text:style-name="P5"/>
      <text:p text:style-name="P5"><text:soft-page-break/>CASE DESIGNERS:</text:p>
      <text:p text:style-name="P8">They are part of the delivery team, responsible for designing and building business applications, they use Pega Express and Designer Studio, there are two groups of case designers:</text:p>
      <text:p text:style-name="P8"/>
      <text:p text:style-name="P8">Business Architects(BAs): They work with case participants and other stakeholders to define business objectives and application requirements. This specifications say how the application will automatize the job.</text:p>
      <text:p text:style-name="P5"/>
      <text:p text:style-name="P8">System Architects(SAs): This group of case designers, provide the technical skills needed to complete the application. They make the User interface (UI) forms, automated decisions, and correspondence, them review the application with business stakeholders for approval.</text:p>
      <text:p text:style-name="P8"/>
      <text:p text:style-name="P8">The BA and SA work together to ensure the new application reflects business needs, SA make prototype application feature to help refine the specifications captured by the B<text:span text:style-name="T3">A</text:span>s.</text:p>
      <text:p text:style-name="P8"/>
      <text:p text:style-name="P7"><text:span text:style-name="T3">DESIGN TIME PORTALS</text:span>:</text:p>
      <text:p text:style-name="P9">Application designers can use either of two design time portals, pega express or Designer Studio, to build applications that support a lot of commercial objectives with a big complex level.</text:p>
      <text:p text:style-name="P9"/>
      <text:p text:style-name="P10">PEGA EXPRESS:</text:p>
      <text:p text:style-name="P9">it is a<text:span text:style-name="T4">n</text:span> accelerated application development <text:span text:style-name="T4">environment</text:span> , <text:span text:style-name="T4">use Pega Express to quickly build the case structure and process steps. With Pega Express you can create a basic application that you can demonstrate to stakeholders and get their feedback.</text:span></text:p>
      <text:p text:style-name="P9"/>
      <text:p text:style-name="P10">Pega Express allows you to: Create cases, create user views and fields, add or remove existing users from your application, define settings for theme, mobiles apps and other tools.</text:p>
      <text:p text:style-name="P10"/>
      <text:p text:style-name="P10">In addition to the portal capabilities, you can run an application in simulation mode, this feature allows you to test your design as a user would expericen it. Testing the user interface and updates.</text:p>
      <text:p text:style-name="P10"/>
      <text:p text:style-name="P10">To create an application in Pega Express, start by building out the high-level case structure and processes. You define the phases in the life cycle of a case type, and the processes or work flows that users follow. You will add stages, processes and steps into your case-type-designs. Next you need create forms that are associated with assignmets or approval steps in the life cycle of a case, <text:span text:style-name="T5">you can collect too information from users or present case information for review.</text:span></text:p>
      <text:p text:style-name="P9"/>
      <text:p text:style-name="P11">DESIGNER STUDIO:</text:p>
      <text:p text:style-name="P10">it is a robust application development environment that expose more advanced features of the pega platform. Use this platform to refine the case life cycle design. For Example, you can add predefined utilities used to automatically send an email.</text:p>
      <text:p text:style-name="P10"/>
      <text:p text:style-name="P12">Use it for: Work area, header, explorer area, developer toolbar. Use the work area to open, review and edit application artifacts such as requirements, case types, user views, data models, and reports. You can open multiple items in the work area display in separate tabs. Designer Studio header provides tools to create and manage application assets. You can use the explorer area to navigat in specific record types.</text:p>
      <text:p text:style-name="P12"/>
      <text:p text:style-name="P12"/>
      <text:p text:style-name="P12"/>
      <text:p text:style-name="P13"><text:soft-page-break/>#<text:span text:style-name="T2">######PRINCIPLES OF APPLICATION DEVELOPMENT</text:span></text:p>
      <text:p text:style-name="P12"/>
      <text:p text:style-name="P12">CAPTURE OBJECTIVES DIRECTLY IN THE APPLICATION:</text:p>
      <text:p text:style-name="P12">Business application development teams can find it difficult to communicate business requirements, because there may be no common language between the business and IT stakeholders. And there may no be a common view of the business goals.</text:p>
      <text:p text:style-name="P12"/>
      <text:p text:style-name="P12">Sometimes, business stakeholders are not sure of what their business needs, when this happens, IT stakeholders find difficult to get the details of what they need. Business and IT stakeholders must share a common understanding of the business requirements. Pega 7 has a good tool, DCO, DCO is called Directly Capture Objectives. <text:span text:style-name="T6">DCO ensures business and IT stakeholders share a common understanding <text:s/>of the requirements. DCO also ensures the business requirements are up to date and available to everyone.</text:span></text:p>
      <text:p text:style-name="P12"/>
      <text:p text:style-name="P21">BUILD MULTI-DIMENSIONAL APPLICATIONS:</text:p>
      <text:p text:style-name="P22">The critical dimensions of an any business are product, region, channel and customer. When you have a business in different countries, you must manage the regulations of each jurisdiction, and different culture, <text:s/>When you sell multiple products through multiples channels, you must manage the business rules for selling each product in each channel separately, It happen too when you sell different products to different customers, you must manage each customer’s expectations and preferences.</text:p>
      <text:p text:style-name="P22"/>
      <text:p text:style-name="P22">With other application development platforms, you must create separate copies of the application for each product, region or channel. And is difficult and hard maintain the enterprise applications.</text:p>
      <text:p text:style-name="P22"/>
      <text:p text:style-name="P22">Pega uses a unique application architecture called a situational layer cake.</text:p>
      <text:p text:style-name="P22"/>
      <text:p text:style-name="P22"/>
      <text:p text:style-name="P22">The situational layer cake allows you to organize your application using the same dimensions as your business. <text:span text:style-name="T7">The Situational layer cake makes reusing common policies(Politicas) and procedures easy while allowing for differences between products, regions, channels, and customer segments.</text:span></text:p>
      <text:p text:style-name="P12"/>
      <text:p text:style-name="P23">USE A MODEL-DRIVEN APPLICATION <text:span text:style-name="T8">DESIGN</text:span>:</text:p>
      <text:p text:style-name="P23"><text:span text:style-name="T8">Normally</text:span> when you ask any business person to explain <text:span text:style-name="T8">there</text:span> needs for an enterprise business application, <text:s/>you will notice he or she <text:span text:style-name="T8">doesn’t</text:span> dive into the details about any particular part of the application, he or she <text:span text:style-name="T8">don’t</text:span> discuss the behind the scene technologies needed to make the business application useful. He or she is describing the life cycle of a case, to be effective, your application design and development efforts must match the way business people naturally talk about their work. </text:p>
      <text:p text:style-name="P23"/>
      <text:p text:style-name="P23">Pega 7 allows you to build a visual representation of the life cycle of a case.</text:p>
      <text:p text:style-name="P10"/>
      <text:p text:style-name="P9"/>
      <text:p text:style-name="P9"/>
      <text:p text:style-name="P14">#<text:span text:style-name="T2">######BEST PRACTICES AND GUARDRAILS:</text:span></text:p>
      <text:p text:style-name="P14"/>
      <text:p text:style-name="P24">BEST PRACTICES:</text:p>
      <text:p text:style-name="P24">It is defined like methods or techniques that lead to desired results. Every best practices has at least one goal. If an organization follows best practices, it can predict a desired result with minimal problems or complications. You always use best practices, for example, when you prepare meal.</text:p>
      <text:p text:style-name="P24"/>
      <text:p text:style-name="P24"><text:soft-page-break/>TIPS FOR ESTABLISHING BEST PRACTICES:</text:p>
      <text:p text:style-name="P24">The standards for establishing best practices can vary, it depends of the needs of the organization and who is making the choices. You can use several criteria to help to choose best practice.</text:p>
      <text:p text:style-name="P24"/>
      <text:p text:style-name="P24">First one, you need know if the best practices that you select are appropriate for your organizational golds. To be effective, best practices must help you to go to your goals. <text:span text:style-name="T9">For example, if your goal is to ensure the protection of sensitive customer information, the best practice must be has good security and not outsource developers.</text:span></text:p>
      <text:p text:style-name="P24"/>
      <text:p text:style-name="P25">Another one. Best practice fit with the structure of your organization, for example, if best practices places authority in a single person or part of the organization, ti does not provide value if your project teams are supposed to be able to make their own decisions.</text:p>
      <text:p text:style-name="P25"/>
      <text:p text:style-name="P25">Another is if you have the necessary resources to use the best practices. You need understand that best practices require resources, like money, personnel, or skills. Make sure that your organization can provide those resources before committing to a specific best practice.</text:p>
      <text:p text:style-name="P25"/>
      <text:p text:style-name="P25"><text:span text:style-name="T10">Finally,</text:span> <text:span text:style-name="T10">you need know if the best practices works well in your company, maybe the best practices works well in others company, but in your company maybe could require an unacceptable amount of money or time to reproduce in your organization.</text:span></text:p>
      <text:p text:style-name="P25"/>
      <text:p text:style-name="P26">BEST PRACTICES FOR PROJECT SUCCESS:</text:p>
      <text:p text:style-name="P26">Pega has thousands of pega projects experience, and now Pega has the define best practices for has a successful Pega project.</text:p>
      <text:p text:style-name="P26"/>
      <text:p text:style-name="P26">First, you need use the Directly Capture Objectives (DCO) to directly enter business requirements for an application into pega. DCO helps eliminate translation errors, save the team time an effort, facility the directly participation of the business and IT resources around visible work model.</text:p>
      <text:p text:style-name="P26"/>
      <text:p text:style-name="P27">You must use many features and capabilities of pega 7 to built into the product. You can use solutions that already exists for you task, use the pega capabilities witch have been tested and proven reliable. For example, maybe you want process a credential security, well you can use a process made by pega and not create a new, you can modify the process of the process of pega, it will give you more free time.</text:p>
      <text:p text:style-name="P26"/>
      <text:p text:style-name="P28">You must iterate and test as you build, you should use the most agile, iterative delivery model that your organization can adopt. First separate large applications into smaller, more manageable components. You should make little individual process and test all, and finally you must show all the completed features to the stakeholders to obtain <text:span text:style-name="T11">feedback</text:span> and <text:span text:style-name="T11">comments</text:span> about the <text:span text:style-name="T11">application.</text:span> Always test features and <text:span text:style-name="T11">capability</text:span> to be sure the application works. Test the <text:span text:style-name="T11">performances</text:span> , and test if the new features works <text:span text:style-name="T11">together</text:span> and finally the <text:span text:style-name="T11">annalists</text:span> must test the application to be sure that the <text:span text:style-name="T11">implication</text:span> has all the <text:span text:style-name="T11">requirements</text:span> and golds.</text:p>
      <text:p text:style-name="P25"/>
      <text:p text:style-name="P29">You must communicate the progress of the project at all levels, a regular communication in the project participants helps teams to focus on the right issues, for that <text:span text:style-name="T12">reason</text:span> pega recommends the next:</text:p>
      <text:p text:style-name="P29">-<text:span text:style-name="T12">Daily</text:span> standup meetings to set priorities for the day and eliminate any blockers.</text:p>
      <text:p text:style-name="P29">-Weekly project updates to track issues and update the status report. <text:span text:style-name="T12">Flag conditions that need immediate attention to keep projects moving on schedule.</text:span></text:p>
      <text:p text:style-name="P30"><text:soft-page-break/>-<text:span text:style-name="T12">monthly meetings to review the entire project and determine whether the application conforms to the original design objectives.</text:span></text:p>
      <text:p text:style-name="P30"/>
      <text:p text:style-name="P30"><text:span text:style-name="T12">All the team must be certified, Project success depends on a complete and capable team, As a guideline, Pega recommends that all team members hold the appropriate certifications for their roles.</text:span></text:p>
      <text:p text:style-name="P30"/>
      <text:p text:style-name="P30"/>
      <text:p text:style-name="P30"/>
      <text:p text:style-name="P31">You must follow the Pega guardrails, Pega guardrails help you, to use the best practices for configuring pega applications. Pega’s powerful capabilities offer many possible approaches to create a specific design requirements. But not all of those approaches are the beast solution. Pega provides standard guardrail capabilities that enable development members to track compliance with pega best practices. Compliance with the guardrails results in applications that are easier to maintain and upgrade. <text:span text:style-name="T13">Using the guardrails too you can make applications that require less maintenance, have fewer defects, and can be easily upgraded compared to application that deviate form best practices. </text:span></text:p>
      <text:p text:style-name="P31"/>
      <text:p text:style-name="P31"><text:span text:style-name="T13">Finally</text:span>, you must collaborate with everyone invested in the success of the project, like business users, business analysts, and system architects, together so they can share their unique skills and viewpoints.</text:p>
      <text:p text:style-name="P31"/>
      <text:p text:style-name="P31">When you <text:span text:style-name="T13">don’t</text:span> follow this best practices of guardrails of pega, <text:span text:style-name="T13">when you are designing and building an application on the pega 7 platform, you will spend excessive time re-creating existing functionality, or debuggin a component that is no well designed. There is also the risk that you will implement a feature that does no work correctly.</text:span></text:p>
      <text:p text:style-name="P15"/>
      <text:p text:style-name="P16"/>
      <text:p text:style-name="P16"/>
      <text:p text:style-name="P16"><text:span text:style-name="T13">3</text:span>.- PEGA’S BUSINESS APPLICATION PLATFORM---------------------------------------------------------</text:p>
      <text:p text:style-name="P32"/>
      <text:p text:style-name="P17">#<text:span text:style-name="T2">######DESIGNING A CASE LIFE CYCLE</text:span></text:p>
      <text:p text:style-name="P17"/>
      <text:p text:style-name="P32">CASE LIFE CYCLE DESIGN:</text:p>
      <text:p text:style-name="P32">The business applications are the foundation of every organization, the business <text:span text:style-name="T14">applications automate work that must be be completed to achieve specific business outcomes, for example, opening a new account, ordering merchandise online or filing an accident claim. The traditional business applications are based on transactions and are based as standalone applications for different departmental functions.</text:span></text:p>
      <text:p text:style-name="P32"/>
      <text:p text:style-name="P33">These separate applications make it hard for business users to complete work in a coordinated manager. It always happens when you work with separate applications.</text:p>
      <text:p text:style-name="P33"/>
      <text:p text:style-name="P33">A BUSINESS VIEW OF WORK:</text:p>
      <text:p text:style-name="P33"><text:span text:style-name="T15">To help business users effectively achieve business outcomes, business users need a way to work in a coordinate manner. Business applications should function in the same way business users naturally think about and describe their work. Business users often think of the work they do.</text:span></text:p>
      <text:p text:style-name="P34">A case is a work that delivers a business outcome, the case is a situation that a business user needs complete.</text:p>
      <text:p text:style-name="P34"/>
      <text:p text:style-name="P34">DESIGN YOUR APPLICATION USING A BUSINESS VIEW OF WORK:</text:p>
      <text:p text:style-name="P34">A case is the central metaphor in Pega’s model-drive approach to application design. Case life cycle design is a modeling technique Pega uses to describe, <text:s/>how a business application should work. Case <text:soft-page-break/>life cycle design allows business users to see, and interact with a case in the same way they think about it.</text:p>
      <text:p text:style-name="P34"/>
      <text:p text:style-name="P35">Cases are organized into high level milestones, known as stages. Stages are the first level of organizing the different tasks, or processes required to complete work associated with a case. Stages help to organize the life cycle of a case around the key events that support the primary goal of the case.</text:p>
      <text:p text:style-name="P35">Stages are further organized into processes which define one or more paths the case must follow, Process contain a series of actions, or steps that mush be completed to resolve the case.</text:p>
      <text:p text:style-name="P35"/>
      <text:p text:style-name="P35">** A case delivers a meaningful business outcome to a customer, partner or internal stakeholder.</text:p>
      <text:p text:style-name="P35">** The modeling technique used to describe in business terms how a business application should work is called case life cycle design.</text:p>
      <text:p text:style-name="P35"/>
      <text:p text:style-name="P36">CASE TYPES:</text:p>
      <text:p text:style-name="P36">It is a type of artifact in pega used to define the task and decisions needed to resolve a case, each case type captures the life cycle of a specific type of case, from creation to resolution.</text:p>
      <text:p text:style-name="P36"/>
      <text:p text:style-name="P36">GUIDELINES FOR IDENTIFYING AND NAMING CASE TYPES:</text:p>
      <text:p text:style-name="P36">Case types are generally named after the case they represent. For example, a case type used to process loan applications for a new vehicle might be named Auto Loan.</text:p>
      <text:p text:style-name="P36"/>
      <text:p text:style-name="P36">The name given to the case type is usually only one or two words. For example, a case type used to open new accounts might be New Account.</text:p>
      <text:p text:style-name="P36"/>
      <text:p text:style-name="P37">STAGES:</text:p>
      <text:p text:style-name="P37">A stage is the first level of organizing work in your case type, it contains the workflows, or processes, that users follow before they can move a case to the next phase in the case life cycle.</text:p>
      <text:p text:style-name="P37"/>
      <text:p text:style-name="P37">By capturing business requirements in stages, you get a sense of what needs to be done first, what must happen in sequence, and what can happen in parallel during case processing. In a case life cycle, stages that lead to the expected outcome are called primary stages. The sequence of primary stages is often referred to as the happy path.</text:p>
      <text:p text:style-name="P37"/>
      <text:p text:style-name="P37">DEFINING STAGES:</text:p>
      <text:p text:style-name="P37">Stages typically represent the transfer of the case from one authority to another, or from one part of the organization to another. Stages <text:s/>may also represent a significant change in the status of the case.</text:p>
      <text:p text:style-name="P37"/>
      <text:p text:style-name="P37">You must use names that are most meaningful and relevant to the business users. Use a noun or noun phrase, to describe the context of the stage, tray to no use more than two words.</text:p>
      <text:p text:style-name="P37"/>
      <text:p text:style-name="P38">You must consider limiting the number of stages in any given case type to 7, plus or minus 2. If you think that you need more than 10 , consider combining one or more stages, or using a separate case type.</text:p>
      <text:p text:style-name="P38"/>
      <text:p text:style-name="P38">PROCESSES:</text:p>
      <text:p text:style-name="P38">In a case life cycle, processes are organized within stages and define one or more paths the case must follow. You add a process to a stage in a case type to define a set of tasks that users accomplish as they work on a case.</text:p>
      <text:p text:style-name="P38"/>
      <text:p text:style-name="P39"><text:soft-page-break/>PROCESS STEPS:</text:p>
      <text:p text:style-name="P40">A process contains a series of tasks, or steps. A step can b<text:span text:style-name="T16">e</text:span> an action that user <text:span text:style-name="T16">performs, an automatic action performed by the application, or other processes that contain a separate set of actions.</text:span></text:p>
      <text:p text:style-name="P40"/>
      <text:p text:style-name="P41">You must naming the processes and steps using a verb and a noun, consider a process as a distinct action taken help resolve a case. </text:p>
      <text:p text:style-name="P41"/>
      <text:p text:style-name="P41">You should consider limiting the number of steps in each process to five, plus or minus two.</text:p>
      <text:p text:style-name="P18"/>
      <text:p text:style-name="P18">#<text:span text:style-name="T2">######ASSIGNING WORK</text:span></text:p>
      <text:p text:style-name="P18"/>
      <text:p text:style-name="P42">ASSIGNMENT ROUTING:</text:p>
      <text:p text:style-name="P42">When you are processing a case, is <text:span text:style-name="T17">normal</text:span> that more than one person completes works on the case, for example, when you are creating an expense report, an employee creates the report, a amanger approves it, and payroll sends the money. That’s three sets of people working on the same case.</text:p>
      <text:p text:style-name="P43">When you are modeling a process you define where the work should go, assignment steps define the work to do. The question here is who should do the work?</text:p>
      <text:p text:style-name="P43">You can send the work to any user if the user can make the work or if you know who is the exactly user that needs make the work you only need route the work to him. For example, a user that start a report of his expense can not approve their own report, you route the approval task to the manager.</text:p>
      <text:p text:style-name="P43"/>
      <text:p text:style-name="P43">ASSIGNING WORK TO CASE PARTICIPANTS:</text:p>
      <text:p text:style-name="P43">You configure routing as part of the step configuration. When you configure a routing, you specify what user or group of users should complete the assigment. You configure routing using the context properties panel of the step.</text:p>
      <text:p text:style-name="P43"/>
      <text:p text:style-name="P43">Current user: The task is routed to the user who completed the previous task.</text:p>
      <text:p text:style-name="P43">Specific user: The task is routed to a specific user-either a user name or reporting manager.</text:p>
      <text:p text:style-name="P43">Work queue: The task is routed to a queue where any user with access to that queue can complete the task.</text:p>
      <text:p text:style-name="P43"/>
      <text:p text:style-name="P19">#<text:span text:style-name="T2">######ENFORCING SERVICE LEVELS</text:span></text:p>
      <text:p text:style-name="P44">GOALS AND DEADLINES:</text:p>
      <text:p text:style-name="P44">Case types model how and when work gets done, but equally important is how quickly the work is completed. Service Level Agreements (SLAs) help ensure work completes within the expected time intervals. <text:s/><text:span text:style-name="T18">We define the SLA with three milestones, </text:span></text:p>
      <text:p text:style-name="P44"/>
      <text:p text:style-name="P45">The first milestone is the goal.</text:p>
      <text:p text:style-name="P45"/>
      <text:p text:style-name="P45">The goal defines how long the assignment should take and is typically measured from when the assignment was started.</text:p>
      <text:p text:style-name="P45"/>
      <text:p text:style-name="P45">The next milestone is the deadlines.</text:p>
      <text:p text:style-name="P45"/>
      <text:p text:style-name="P45">The deadline is also usually measured from when the assignment was started, <text:span text:style-name="T19">the deadline defines the longest amount of time the assignment may take before it is considered late.</text:span></text:p>
      <text:p text:style-name="P45"/>
      <text:p text:style-name="P45"/>
      <text:p text:style-name="P45"/>
      <text:p text:style-name="P46"><text:soft-page-break/>The finally milestone is Passed Deadline.</text:p>
      <text:p text:style-name="P46"/>
      <text:p text:style-name="P46">This is an additional milestone where we can take further action if the assigment is too far past the deadline. The passed deadline is always measured from the end of the deadline.</text:p>
      <text:p text:style-name="P46"/>
      <text:p text:style-name="P46">When you pass one of this milestone, you need plus ten poins in the urgency that you have to complete the case.</text:p>
      <text:p text:style-name="P46"/>
      <text:p text:style-name="P20">#<text:span text:style-name="T2">######CREATING USER VIEWS</text:span></text:p>
      <text:p text:style-name="P20"/>
      <text:p text:style-name="P47">PLANNING END-USER FORMS:</text:p>
      <text:p text:style-name="P47"/>
      <text:p text:style-name="P48">The enterprise applications typically require some human interaction. As a case goes trhough a process, end-users perform a variety of task along the way. No all end-users perfom the same tasks. Forms are designed so that end-users can complete specific tasks. <text:span text:style-name="T20">In order to complete the tasks, end-users enter information in fields on the forms. The system stores the values entered by end-users as data. The application uses this data to process a case. This data can be included on other forms so that a different set of end-users can perform their own specific tasks.</text:span></text:p>
      <text:p text:style-name="P48"/>
      <text:p text:style-name="P49">IDENTIFY THE TASKS A USER WILL PERFORM:</text:p>
      <text:p text:style-name="P49"/>
      <text:p text:style-name="P49">As the business analyst or architect, you must determine what information end-users need to see or collect in order to perform their specific tasks. When you have defined the information end-users need, you create a form in which end-users enter the information.</text:p>
      <text:p text:style-name="P49"/>
      <text:p text:style-name="P49"/>
      <text:p text:style-name="P49">Before you create a form, ask the following questions:</text:p>
      <text:p text:style-name="P49"/>
      <text:p text:style-name="P49">what fields do end users need to see?</text:p>
      <text:p text:style-name="P49"/>
      <text:p text:style-name="P49">How will end users enter values in those fields?</text:p>
      <text:p text:style-name="P49"/>
      <text:p text:style-name="P49">Can end users modify the field values or only read the values?</text:p>
      <text:p text:style-name="P49"/>
      <text:p text:style-name="P49">CREATING FORMS IN YOUR APPLICATION:</text:p>
      <text:p text:style-name="P49"/>
      <text:p text:style-name="P49">After you have your analysis, you are ready to create the form using the view configuration tool. The tool enable you to define the data elements that the system uses for processing cases. </text:p>
      <text:p text:style-name="P49"/>
      <text:p text:style-name="P45"/>
      <text:p text:style-name="P19"/>
      <text:p text:style-name="P44"/>
      <text:p text:style-name="P43"/>
      <text:p text:style-name="P43"/>
      <text:p text:style-name="P43"/>
      <text:p text:style-name="P42"/>
      <text:p text:style-name="P42"/>
      <text:p text:style-name="P39"/>
      <text:p text:style-name="P38"/>
      <text:p text:style-name="P38"><text:soft-page-break/></text:p>
      <text:p text:style-name="P37"/>
      <text:p text:style-name="P37"/>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herit" svg:font-family="inherit"/>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16:56:37.248000000</meta:creation-date>
    <meta:generator>LibreOffice/5.1.0.3$Windows_x86 LibreOffice_project/5e3e00a007d9b3b6efb6797a8b8e57b51ab1f737</meta:generator>
    <dc:date>2018-06-29T18:47:02.647000000</dc:date>
    <meta:editing-duration>PT2H33M7S</meta:editing-duration>
    <meta:editing-cycles>7</meta:editing-cycles>
    <meta:document-statistic meta:table-count="0" meta:image-count="0" meta:object-count="0" meta:page-count="9" meta:paragraph-count="129" meta:word-count="3412" meta:character-count="21113" meta:non-whitespace-character-count="17818"/>
  </office:meta>
</office:document-meta>
</file>